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euzerit-grotesk" svg:font-family="neuzerit-grotesk, Avenir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font-weight="bold" officeooo:rsid="0019d442" officeooo:paragraph-rsid="0019d442" style:font-weight-asian="bold" style:font-weight-complex="bold"/>
    </style:style>
    <style:style style:name="P2" style:family="paragraph" style:parent-style-name="Standard">
      <style:text-properties style:use-window-font-color="true" fo:font-weight="bold" officeooo:rsid="0019d442" officeooo:paragraph-rsid="00332f1d" style:font-weight-asian="bold" style:font-weight-complex="bold"/>
    </style:style>
    <style:style style:name="P3" style:family="paragraph" style:parent-style-name="Standard">
      <style:text-properties style:use-window-font-color="true" fo:font-weight="bold" officeooo:rsid="0019d442" officeooo:paragraph-rsid="00429392" style:font-weight-asian="bold" style:font-weight-complex="bold"/>
    </style:style>
    <style:style style:name="P4" style:family="paragraph" style:parent-style-name="Standard">
      <style:text-properties style:use-window-font-color="true" fo:font-weight="bold" officeooo:rsid="001aee5a" officeooo:paragraph-rsid="00437b8b" style:font-weight-asian="bold" style:font-weight-complex="bold"/>
    </style:style>
    <style:style style:name="P5" style:family="paragraph" style:parent-style-name="Standard">
      <style:text-properties style:use-window-font-color="true" fo:font-weight="bold" officeooo:rsid="001ecd37" officeooo:paragraph-rsid="001ecd37" style:font-weight-asian="bold" style:font-weight-complex="bold"/>
    </style:style>
    <style:style style:name="P6" style:family="paragraph" style:parent-style-name="Standard">
      <style:text-properties style:use-window-font-color="true" fo:font-weight="bold" officeooo:rsid="00309f3d" officeooo:paragraph-rsid="00309f3d" style:font-weight-asian="bold" style:font-weight-complex="bold"/>
    </style:style>
    <style:style style:name="P7" style:family="paragraph" style:parent-style-name="Standard">
      <style:text-properties style:use-window-font-color="true" fo:font-weight="bold" officeooo:rsid="0030c328" officeooo:paragraph-rsid="0030c328" style:font-weight-asian="bold" style:font-weight-complex="bold"/>
    </style:style>
    <style:style style:name="P8" style:family="paragraph" style:parent-style-name="Standard">
      <style:text-properties style:use-window-font-color="true" fo:font-weight="bold" officeooo:rsid="00332f1d" officeooo:paragraph-rsid="00332f1d" style:font-weight-asian="bold" style:font-weight-complex="bold"/>
    </style:style>
    <style:style style:name="P9" style:family="paragraph" style:parent-style-name="Standard">
      <style:text-properties style:use-window-font-color="true" fo:font-weight="bold" officeooo:rsid="00344e71" officeooo:paragraph-rsid="00344e71" style:font-weight-asian="bold" style:font-weight-complex="bold"/>
    </style:style>
    <style:style style:name="P10" style:family="paragraph" style:parent-style-name="Standard">
      <style:text-properties style:use-window-font-color="true" fo:font-weight="normal" officeooo:rsid="0019d442" officeooo:paragraph-rsid="0019d442" style:font-weight-asian="normal" style:font-weight-complex="normal"/>
    </style:style>
    <style:style style:name="P11" style:family="paragraph" style:parent-style-name="Standard">
      <style:text-properties style:use-window-font-color="true" fo:font-weight="normal" officeooo:rsid="0019d442" officeooo:paragraph-rsid="00404a25" style:font-weight-asian="normal" style:font-weight-complex="normal"/>
    </style:style>
    <style:style style:name="P12" style:family="paragraph" style:parent-style-name="Standard">
      <style:text-properties style:use-window-font-color="true" fo:font-weight="normal" officeooo:rsid="002d5e97" officeooo:paragraph-rsid="002d5e97" style:font-weight-asian="normal" style:font-weight-complex="normal"/>
    </style:style>
    <style:style style:name="P13" style:family="paragraph" style:parent-style-name="Standard">
      <style:text-properties style:use-window-font-color="true" fo:font-weight="normal" officeooo:rsid="00309f3d" officeooo:paragraph-rsid="00404a25" style:font-weight-asian="normal" style:font-weight-complex="normal"/>
    </style:style>
    <style:style style:name="P14" style:family="paragraph" style:parent-style-name="Standard">
      <style:text-properties style:use-window-font-color="true" fo:font-weight="normal" officeooo:rsid="00321a4e" officeooo:paragraph-rsid="00321a4e" style:font-weight-asian="normal" style:font-weight-complex="normal"/>
    </style:style>
    <style:style style:name="P15" style:family="paragraph" style:parent-style-name="Standard">
      <style:text-properties style:use-window-font-color="true" fo:font-weight="normal" officeooo:rsid="00344e71" officeooo:paragraph-rsid="00344e71" style:font-weight-asian="normal" style:font-weight-complex="normal"/>
    </style:style>
    <style:style style:name="P16" style:family="paragraph" style:parent-style-name="Standard">
      <style:text-properties style:use-window-font-color="true" fo:font-weight="normal" officeooo:rsid="0035bb5e" officeooo:paragraph-rsid="0035bb5e" style:font-weight-asian="normal" style:font-weight-complex="normal"/>
    </style:style>
    <style:style style:name="P17" style:family="paragraph" style:parent-style-name="Standard">
      <style:text-properties style:use-window-font-color="true" fo:font-weight="normal" officeooo:rsid="00381abf" officeooo:paragraph-rsid="00381abf" style:font-weight-asian="normal" style:font-weight-complex="normal"/>
    </style:style>
    <style:style style:name="P18" style:family="paragraph" style:parent-style-name="Standard">
      <style:text-properties style:use-window-font-color="true" fo:font-weight="normal" officeooo:rsid="0039caf7" officeooo:paragraph-rsid="0039caf7" style:font-weight-asian="normal" style:font-weight-complex="normal"/>
    </style:style>
    <style:style style:name="P19" style:family="paragraph" style:parent-style-name="Standard">
      <style:text-properties style:use-window-font-color="true" fo:font-weight="normal" officeooo:rsid="003c9d30" officeooo:paragraph-rsid="003c9d30" style:font-weight-asian="normal" style:font-weight-complex="normal"/>
    </style:style>
    <style:style style:name="P20" style:family="paragraph" style:parent-style-name="Standard">
      <style:text-properties style:use-window-font-color="true" fo:font-weight="normal" officeooo:rsid="003e570f" officeooo:paragraph-rsid="003e570f" style:font-weight-asian="normal" style:font-weight-complex="normal"/>
    </style:style>
    <style:style style:name="P21" style:family="paragraph" style:parent-style-name="Standard">
      <style:text-properties style:use-window-font-color="true" fo:font-weight="normal" officeooo:rsid="003f656e" officeooo:paragraph-rsid="003f656e" style:font-weight-asian="normal" style:font-weight-complex="normal"/>
    </style:style>
    <style:style style:name="P22" style:family="paragraph" style:parent-style-name="Standard">
      <style:text-properties style:use-window-font-color="true" fo:font-style="italic" fo:font-weight="normal" officeooo:rsid="002d5e97" officeooo:paragraph-rsid="002d5e97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variant="normal" fo:text-transform="none" style:use-window-font-color="true" style:font-name="neuzerit-grotesk" fo:font-size="11.25pt" fo:letter-spacing="normal" fo:font-style="normal" fo:font-weight="normal" officeooo:rsid="0019d442" officeooo:paragraph-rsid="0019d442" style:font-weight-asian="bold" style:font-weight-complex="bold"/>
    </style:style>
    <style:style style:name="P24" style:family="paragraph" style:parent-style-name="Standard">
      <style:text-properties fo:font-variant="normal" fo:text-transform="none" style:use-window-font-color="true" style:font-name="neuzerit-grotesk" fo:font-size="11.25pt" fo:letter-spacing="normal" fo:font-style="normal" fo:font-weight="normal" officeooo:rsid="0019d442" officeooo:paragraph-rsid="00220351" style:font-weight-asian="bold" style:font-weight-complex="bold"/>
    </style:style>
    <style:style style:name="P25" style:family="paragraph" style:parent-style-name="Standard">
      <style:text-properties fo:font-variant="normal" fo:text-transform="none" style:use-window-font-color="true" style:font-name="neuzerit-grotesk" fo:font-size="11.25pt" fo:letter-spacing="normal" fo:font-style="normal" fo:font-weight="normal" officeooo:rsid="0019d442" officeooo:paragraph-rsid="00332f1d" style:font-weight-asian="bold" style:font-weight-complex="bold"/>
    </style:style>
    <style:style style:name="P26" style:family="paragraph" style:parent-style-name="Standard">
      <style:text-properties fo:font-variant="normal" fo:text-transform="none" style:use-window-font-color="true" style:font-name="neuzerit-grotesk" fo:font-size="11.25pt" fo:letter-spacing="normal" fo:font-style="normal" fo:font-weight="normal" officeooo:rsid="0019d442" officeooo:paragraph-rsid="00429392" style:font-weight-asian="bold" style:font-weight-complex="bold"/>
    </style:style>
    <style:style style:name="P27" style:family="paragraph" style:parent-style-name="Standard">
      <style:text-properties fo:font-variant="normal" fo:text-transform="none" style:use-window-font-color="true" style:font-name="neuzerit-grotesk" fo:font-size="11.25pt" fo:letter-spacing="normal" fo:font-style="normal" fo:font-weight="normal" officeooo:rsid="001ecd37" officeooo:paragraph-rsid="001ecd37" style:font-weight-asian="bold" style:font-weight-complex="bold"/>
    </style:style>
    <style:style style:name="P28" style:family="paragraph" style:parent-style-name="Standard">
      <style:text-properties fo:font-variant="normal" fo:text-transform="none" style:use-window-font-color="true" style:font-name="neuzerit-grotesk" fo:font-size="11.25pt" fo:letter-spacing="normal" fo:font-style="normal" fo:font-weight="normal" officeooo:rsid="001f8f3d" officeooo:paragraph-rsid="001f8f3d" style:font-weight-asian="bold" style:font-weight-complex="bold"/>
    </style:style>
    <style:style style:name="P29" style:family="paragraph" style:parent-style-name="Standard">
      <style:text-properties fo:font-variant="normal" fo:text-transform="none" style:use-window-font-color="true" style:font-name="neuzerit-grotesk" fo:font-size="11.25pt" fo:letter-spacing="normal" fo:font-style="normal" fo:font-weight="normal" officeooo:rsid="002174ac" officeooo:paragraph-rsid="002174ac" style:font-weight-asian="bold" style:font-weight-complex="bold"/>
    </style:style>
    <style:style style:name="P30" style:family="paragraph" style:parent-style-name="Standard">
      <style:text-properties fo:font-variant="normal" fo:text-transform="none" style:use-window-font-color="true" style:font-name="neuzerit-grotesk" fo:font-size="11.25pt" fo:letter-spacing="normal" fo:font-style="normal" fo:font-weight="normal" officeooo:rsid="00220351" officeooo:paragraph-rsid="00429392" style:font-weight-asian="bold" style:font-weight-complex="bold"/>
    </style:style>
    <style:style style:name="P31" style:family="paragraph" style:parent-style-name="Standard">
      <style:text-properties fo:font-variant="normal" fo:text-transform="none" style:use-window-font-color="true" style:font-name="neuzerit-grotesk" fo:font-size="11.25pt" fo:letter-spacing="normal" fo:font-style="normal" fo:font-weight="normal" officeooo:rsid="001aee5a" officeooo:paragraph-rsid="00429392" style:font-weight-asian="bold" style:font-weight-complex="bold"/>
    </style:style>
    <style:style style:name="P32" style:family="paragraph" style:parent-style-name="Standard">
      <style:text-properties fo:font-variant="normal" fo:text-transform="none" style:use-window-font-color="true" style:font-name="neuzerit-grotesk" fo:font-size="11.25pt" fo:letter-spacing="normal" fo:font-style="normal" fo:font-weight="normal" officeooo:rsid="001dd26a" officeooo:paragraph-rsid="001dd26a" style:font-weight-asian="bold" style:font-weight-complex="bold"/>
    </style:style>
    <style:style style:name="P33" style:family="paragraph" style:parent-style-name="Standard">
      <style:text-properties fo:font-variant="normal" fo:text-transform="none" style:use-window-font-color="true" style:font-name="neuzerit-grotesk" fo:font-size="11.25pt" fo:letter-spacing="normal" fo:font-style="normal" fo:font-weight="normal" officeooo:rsid="0025722c" officeooo:paragraph-rsid="0025722c" style:font-weight-asian="bold" style:font-weight-complex="bold"/>
    </style:style>
    <style:style style:name="P34" style:family="paragraph" style:parent-style-name="Standard">
      <style:text-properties fo:font-variant="normal" fo:text-transform="none" style:use-window-font-color="true" style:font-name="neuzerit-grotesk" fo:font-size="11.25pt" fo:letter-spacing="normal" fo:font-style="normal" fo:font-weight="normal" officeooo:rsid="002751dc" officeooo:paragraph-rsid="002751dc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font-variant="normal" fo:text-transform="none" style:use-window-font-color="true" style:font-name="neuzerit-grotesk" fo:font-size="11.25pt" fo:letter-spacing="normal" fo:font-style="normal" fo:font-weight="normal" officeooo:rsid="0028499d" officeooo:paragraph-rsid="0028499d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variant="normal" fo:text-transform="none" style:use-window-font-color="true" style:font-name="neuzerit-grotesk" fo:font-size="11.25pt" fo:letter-spacing="normal" fo:font-style="normal" fo:font-weight="normal" officeooo:rsid="00299be9" officeooo:paragraph-rsid="00299be9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font-variant="normal" fo:text-transform="none" style:use-window-font-color="true" style:font-name="neuzerit-grotesk" fo:font-size="11.25pt" fo:letter-spacing="normal" fo:font-style="normal" fo:font-weight="bold" officeooo:rsid="0019d442" officeooo:paragraph-rsid="0019d442" style:font-weight-asian="bold" style:font-weight-complex="bold"/>
    </style:style>
    <style:style style:name="P38" style:family="paragraph" style:parent-style-name="Standard">
      <style:text-properties fo:font-variant="normal" fo:text-transform="none" style:use-window-font-color="true" style:font-name="neuzerit-grotesk" fo:font-size="11.25pt" fo:letter-spacing="normal" fo:font-style="normal" fo:font-weight="bold" officeooo:rsid="0019d442" officeooo:paragraph-rsid="00332f1d" style:font-weight-asian="bold" style:font-weight-complex="bold"/>
    </style:style>
    <style:style style:name="P39" style:family="paragraph" style:parent-style-name="Standard">
      <style:text-properties fo:font-variant="normal" fo:text-transform="none" style:use-window-font-color="true" style:font-name="neuzerit-grotesk" fo:font-size="11.25pt" fo:letter-spacing="normal" fo:font-style="normal" fo:font-weight="bold" officeooo:rsid="001ecd37" officeooo:paragraph-rsid="001ecd37" style:font-weight-asian="bold" style:font-weight-complex="bold"/>
    </style:style>
    <style:style style:name="P40" style:family="paragraph" style:parent-style-name="Standard">
      <style:text-properties fo:font-variant="normal" fo:text-transform="none" style:use-window-font-color="true" style:font-name="neuzerit-grotesk" fo:font-size="11.25pt" fo:letter-spacing="normal" fo:font-style="normal" fo:font-weight="bold" officeooo:rsid="002174ac" officeooo:paragraph-rsid="002174ac" style:font-weight-asian="bold" style:font-weight-complex="bold"/>
    </style:style>
    <style:style style:name="P41" style:family="paragraph" style:parent-style-name="Standard">
      <style:text-properties fo:font-variant="normal" fo:text-transform="none" style:use-window-font-color="true" style:font-name="neuzerit-grotesk" fo:font-size="11.25pt" fo:letter-spacing="normal" fo:font-style="italic" fo:font-weight="normal" officeooo:rsid="001f8f3d" officeooo:paragraph-rsid="001f8f3d" style:font-style-asian="italic" style:font-weight-asian="bold" style:font-style-complex="italic" style:font-weight-complex="bold"/>
    </style:style>
    <style:style style:name="P4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style:use-window-font-color="true" style:font-name="neuzerit-grotesk" fo:font-size="11.25pt" fo:letter-spacing="normal" fo:font-style="normal" fo:font-weight="normal" officeooo:rsid="001f8f3d" officeooo:paragraph-rsid="001f8f3d" style:font-weight-asian="bold" style:font-weight-complex="bold"/>
    </style:style>
    <style:style style:name="P43" style:family="paragraph" style:parent-style-name="Standard">
      <style:text-properties fo:font-variant="normal" fo:text-transform="none" style:use-window-font-color="true" style:font-name="neuzerit-grotesk" fo:font-size="11.25pt" fo:letter-spacing="normal" fo:font-style="normal" fo:font-weight="normal" officeooo:rsid="0019d442" officeooo:paragraph-rsid="00429392" style:font-weight-asian="bold" style:font-weight-complex="bold"/>
    </style:style>
    <style:style style:name="P44" style:family="paragraph" style:parent-style-name="Standard">
      <style:text-properties style:use-window-font-color="true" fo:font-weight="normal" officeooo:rsid="00344e71" officeooo:paragraph-rsid="004dd66b" style:font-weight-asian="normal" style:font-weight-complex="normal"/>
    </style:style>
    <style:style style:name="P45" style:family="paragraph" style:parent-style-name="Standard">
      <style:text-properties style:use-window-font-color="true" fo:font-weight="normal" officeooo:rsid="00487776" officeooo:paragraph-rsid="00487776" style:font-weight-asian="normal" style:font-weight-complex="normal"/>
    </style:style>
    <style:style style:name="T1" style:family="text">
      <style:text-properties fo:font-variant="normal" fo:text-transform="none" style:font-name="neuzerit-grotesk" fo:font-size="11.25pt" fo:letter-spacing="normal" fo:font-style="normal"/>
    </style:style>
    <style:style style:name="T2" style:family="text">
      <style:text-properties fo:font-variant="normal" fo:text-transform="none" style:font-name="neuzerit-grotesk" fo:font-size="11.25pt" fo:letter-spacing="normal" fo:font-style="normal" fo:font-weight="normal"/>
    </style:style>
    <style:style style:name="T3" style:family="text">
      <style:text-properties fo:font-variant="normal" fo:text-transform="none" style:font-name="neuzerit-grotesk" fo:font-size="11.25pt" fo:letter-spacing="normal" fo:font-style="normal" fo:font-weight="normal" officeooo:rsid="001cd78a"/>
    </style:style>
    <style:style style:name="T4" style:family="text">
      <style:text-properties fo:font-variant="normal" fo:text-transform="none" style:font-name="neuzerit-grotesk" fo:font-size="11.25pt" fo:letter-spacing="normal" fo:font-style="normal" fo:font-weight="normal" officeooo:rsid="001ecd37"/>
    </style:style>
    <style:style style:name="T5" style:family="text">
      <style:text-properties fo:font-variant="normal" fo:text-transform="none" style:font-name="neuzerit-grotesk" fo:font-size="11.25pt" fo:letter-spacing="normal" fo:font-style="normal" fo:font-weight="normal" officeooo:rsid="001f8f3d"/>
    </style:style>
    <style:style style:name="T6" style:family="text">
      <style:text-properties fo:font-variant="normal" fo:text-transform="none" style:font-name="neuzerit-grotesk" fo:font-size="11.25pt" fo:letter-spacing="normal" fo:font-style="normal" fo:font-weight="normal" officeooo:rsid="0023fe90"/>
    </style:style>
    <style:style style:name="T7" style:family="text">
      <style:text-properties fo:font-variant="normal" fo:text-transform="none" style:font-name="neuzerit-grotesk" fo:font-size="11.25pt" fo:letter-spacing="normal" fo:font-style="normal" officeooo:rsid="002174ac"/>
    </style:style>
    <style:style style:name="T8" style:family="text">
      <style:text-properties officeooo:rsid="00332f1d"/>
    </style:style>
    <style:style style:name="T9" style:family="text">
      <style:text-properties officeooo:rsid="0036dbe3"/>
    </style:style>
    <style:style style:name="T10" style:family="text">
      <style:text-properties officeooo:rsid="003b72c3"/>
    </style:style>
    <style:style style:name="T11" style:family="text">
      <style:text-properties officeooo:rsid="0041a7fe"/>
    </style:style>
    <style:style style:name="T12" style:family="text">
      <style:text-properties officeooo:rsid="0049261d"/>
    </style:style>
    <style:style style:name="T13" style:family="text">
      <style:text-properties officeooo:rsid="004cbe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ab/>LEADING YOU TO WATER AND MAKING YOU THINQ</text:p>
      <text:p text:style-name="P1"/>
      <text:p text:style-name="P7">Intro</text:p>
      <text:p text:style-name="P14">Wanted to create a TED talk. But I’m a teacher/professor and I’ve never liked to hear myself speak very long. <text:span text:style-name="T8">I like Questions. Mom said I was inquisitive. So I’m going to treat this like my classes and ask you Questions. To make you ThinQ.</text:span></text:p>
      <text:p text:style-name="P1"/>
      <text:p text:style-name="P1"/>
      <text:p text:style-name="P8">What is ThinQtv</text:p>
      <text:p text:style-name="P2"><text:span text:style-name="T2">Imagine a party where you can join in on a variety of conversations. Except at this party, you're talking to people in Japan, New York, Denmark, and Mexico City - all at the same time!</text:span><text:line-break/><text:line-break/><text:span text:style-name="T2">ThinQ.tv is creating a forum for thought-provoking conversations about any intellectual topic. We're starting with Tech, Faith, and International topics and expanding to more topics to feed your brain.</text:span></text:p>
      <text:p text:style-name="P25"/>
      <text:p text:style-name="P1"/>
      <text:p text:style-name="P38">Why:</text:p>
      <text:p text:style-name="P25">Alt to TV</text:p>
      <text:p text:style-name="P25">Build community</text:p>
      <text:p text:style-name="P25"/>
      <text:p text:style-name="P25"/>
      <text:p text:style-name="P9">History – evolution of an idea</text:p>
      <text:p text:style-name="P1"/>
      <text:p text:style-name="P1"/>
      <text:p text:style-name="P1"/>
      <text:p text:style-name="P9">Social media issues</text:p>
      <text:p text:style-name="P16">Make you ThinQ</text:p>
      <text:p text:style-name="P16">Trolls not accountable not in person </text:p>
      <text:p text:style-name="P19">Passive vs Interactive</text:p>
      <text:p text:style-name="P19">Isolation vs Community</text:p>
      <text:p text:style-name="P19">Anonymous vs To their face</text:p>
      <text:p text:style-name="P19">Dumbed down vs Knowledge</text:p>
      <text:p text:style-name="P19">Support The Man vs Support innovation</text:p>
      <text:p text:style-name="P10"/>
      <text:p text:style-name="P10"/>
      <text:p text:style-name="P9">Because ThinQtv is about talking WITH you</text:p>
      <text:p text:style-name="P45">How many of you are good at something? How many are good at praying. <text:span text:style-name="T12">What’s the performance measure? I’m not the one to tell you how to deepen your faith. But maybe you could crowdsource some help.</text:span></text:p>
      <text:p text:style-name="P44"><text:span text:style-name="T13">Who are you? You’re still figuring that out. I’m the person who makes you thinq.</text:span></text:p>
      <text:p text:style-name="P44">Share stories – Examples of what’s been on ThinQ – Germany, China, God as programmer, <text:span text:style-name="T11">parents see activities</text:span></text:p>
      <text:p text:style-name="P15">One person tells their experience, I ask Questions</text:p>
      <text:p text:style-name="P15">Another person tells, 2 ask Questions</text:p>
      <text:p text:style-name="P10"/>
      <text:p text:style-name="P10"/>
      <text:p text:style-name="P9">Future</text:p>
      <text:p text:style-name="P30"><text:soft-page-break/>Near: </text:p>
      <text:p text:style-name="P31">College topics, peer advice</text:p>
      <text:p text:style-name="P31">Solve problems</text:p>
      <text:p text:style-name="P4"><text:span text:style-name="T2">Raise $ for college, charit</text:span><text:span text:style-name="T3">y</text:span></text:p>
      <text:p text:style-name="P21">Bible Studies</text:p>
      <text:p text:style-name="P21">Philosophical discussions</text:p>
      <text:p text:style-name="P13">Before going to bed, drop in and chat with a few people for 20 minutes.</text:p>
      <text:p text:style-name="P11"/>
      <text:p text:style-name="P21">Far:</text:p>
      <text:p text:style-name="P26">Hologram</text:p>
      <text:p text:style-name="P26">People to People</text:p>
      <text:p text:style-name="P3"><text:span text:style-name="T2">24 hour faith/intl/tech<text:line-break/></text:span><text:span text:style-name="T6">Multi simultaneous conversations</text:span></text:p>
      <text:p text:style-name="P26"/>
      <text:p text:style-name="P10"/>
      <text:p text:style-name="P9">Conclusion</text:p>
      <text:p text:style-name="P20">How can you use ThinQtv to deepen your relationship with God</text:p>
      <text:p text:style-name="P17">How can you use ThinQtv to help others deepen faith, promote peace (learn cultures, evangelize tech)</text:p>
      <text:p text:style-name="P16">How can you <text:span text:style-name="T9">use ThinQtv to evangelize</text:span></text:p>
      <text:p text:style-name="P18">Which causes do you believe in</text:p>
      <text:p text:style-name="P18">How raise $ for a cause – <text:span text:style-name="T10">approach, get them to sign up for ThinQtv</text:span></text:p>
      <text:p text:style-name="P18"/>
      <text:p text:style-name="P16"/>
      <text:p text:style-name="P16"/>
      <text:p text:style-name="P1"/>
      <text:p text:style-name="P1"/>
      <text:p text:style-name="P1"/>
      <text:p text:style-name="P12">Ever wish the characters on your TV could jump out and talk with you?</text:p>
      <text:p text:style-name="P22">Experience ThinQ.tv and discover some characters.</text:p>
      <text:p text:style-name="P10"/>
      <text:p text:style-name="P23"/>
      <text:p text:style-name="P39">History:</text:p>
      <text:p text:style-name="P5"><text:span text:style-name="T2">Farm – </text:span><text:span text:style-name="T5">sec, nurse, teacher; computer</text:span></text:p>
      <text:p text:style-name="P27">Sewer</text:p>
      <text:p text:style-name="P27">Valedictorian – who was I</text:p>
      <text:p text:style-name="P41">APS secretary</text:p>
      <text:p text:style-name="P28">Grad school teach</text:p>
      <text:p text:style-name="P28">Summer 1995 – 2 guys offer workshop</text:p>
      <text:p text:style-name="P28">PhD</text:p>
      <text:p text:style-name="P41">DC – female bosses</text:p>
      <text:p text:style-name="P28">Videos about lies </text:p>
      <text:p text:style-name="P28">AU – teaching &amp; truth</text:p>
      <text:p text:style-name="P41">FAA – truth. Not harassment, assault</text:p>
      <text:p text:style-name="P28">2008 NASA Livestream, 16 year olds</text:p>
      <text:p text:style-name="P28">SL – many countries, porn. book island</text:p>
      <text:p text:style-name="P28">2011 – Biz Stone. </text:p>
      <text:p text:style-name="P42">Self-taught Ruby</text:p>
      <text:p text:style-name="P28">HS movie</text:p>
      <text:p text:style-name="P28">St. Mark, St Theresa</text:p>
      <text:p text:style-name="P23"/>
      <text:p text:style-name="P23"><text:soft-page-break/></text:p>
      <text:p text:style-name="P23"/>
      <text:p text:style-name="P40">Present:</text:p>
      <text:p text:style-name="P29">Interns</text:p>
      <text:p text:style-name="P29">Experiment with conversations</text:p>
      <text:p text:style-name="P29">Build community – surveys, calls, personal invites</text:p>
      <text:p text:style-name="P29">Examples of past conversations: god as programmer, study abroad friends reunion, parents see activities</text:p>
      <text:p text:style-name="P23"/>
      <text:p text:style-name="P23"/>
      <text:p text:style-name="P23"/>
      <text:p text:style-name="P24"/>
      <text:p text:style-name="P23"/>
      <text:p text:style-name="P1"><text:span text:style-name="T7">Need your</text:span><text:span text:style-name="T1"> help </text:span><text:span text:style-name="T7">to </text:span><text:span text:style-name="T1">build </text:span><text:span text:style-name="T7">to 24 hr</text:span></text:p>
      <text:p text:style-name="P37">You can be a part of this by:</text:p>
      <text:p text:style-name="P37">Action items:</text:p>
      <text:p text:style-name="P23">Be there</text:p>
      <text:p text:style-name="P1"><text:span text:style-name="T2">Invite 7 people – </text:span><text:span text:style-name="T4">classmates, coworkers, parents</text:span></text:p>
      <text:p text:style-name="P23">Lead a conversation</text:p>
      <text:p text:style-name="P32">Join the movement</text:p>
      <text:p text:style-name="P32">Be an intern</text:p>
      <text:p text:style-name="P32">Evangelize (need steps)</text:p>
      <text:p text:style-name="P23"/>
      <text:p text:style-name="P23"/>
      <text:p text:style-name="P39">If you help, great things happen:</text:p>
      <text:p text:style-name="P39"/>
      <text:p text:style-name="P27">Friends every week – with tv, just people on screen. These are real people with real lives</text:p>
      <text:p text:style-name="P27">Learn and grow</text:p>
      <text:p text:style-name="P33">Bible study in your pocket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4">Build a world where drop in to multiple bible studies, discussion topics, </text:p>
      <text:p text:style-name="P35">Something profound…? Buildings / community centered on religion, govt, $</text:p>
      <text:p text:style-name="P36"><text:tab/>People to people, build faith communities that never could exist before</text:p>
      <text:p text:style-name="P34"/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euzerit-grotesk" svg:font-family="neuzerit-grotesk, Avenir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5:26:07.335381642</meta:creation-date>
    <meta:generator>LibreOffice/6.0.7.3$Linux_X86_64 LibreOffice_project/00m0$Build-3</meta:generator>
    <dc:date>2019-08-22T17:10:58.167675286</dc:date>
    <meta:editing-duration>P1DT10H36M14S</meta:editing-duration>
    <meta:editing-cycles>35</meta:editing-cycles>
    <meta:print-date>2019-08-16T09:47:13.623689483</meta:print-date>
    <meta:document-statistic meta:table-count="0" meta:image-count="0" meta:object-count="0" meta:page-count="3" meta:paragraph-count="82" meta:word-count="559" meta:character-count="3305" meta:non-whitespace-character-count="2805"/>
  </office:meta>
</office:document-meta>
</file>